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b08" officeooo:paragraph-rsid="0016eb08"/>
    </style:style>
    <style:style style:name="P2" style:family="paragraph" style:parent-style-name="Standard">
      <style:text-properties officeooo:rsid="001818ed" officeooo:paragraph-rsid="001818ed"/>
    </style:style>
    <style:style style:name="P3" style:family="paragraph" style:parent-style-name="Standard">
      <style:text-properties officeooo:rsid="001912e1" officeooo:paragraph-rsid="001912e1"/>
    </style:style>
    <style:style style:name="P4" style:family="paragraph" style:parent-style-name="Standard">
      <style:text-properties officeooo:rsid="001a3e35" officeooo:paragraph-rsid="001a3e35"/>
    </style:style>
    <style:style style:name="P5" style:family="paragraph" style:parent-style-name="Standard">
      <style:text-properties officeooo:rsid="001b78ac" officeooo:paragraph-rsid="001b78ac"/>
    </style:style>
    <style:style style:name="T1" style:family="text">
      <style:text-properties officeooo:rsid="001818ed"/>
    </style:style>
    <style:style style:name="T2" style:family="text">
      <style:text-properties officeooo:rsid="001912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Explain about your experience.</text:p>
      <text:p text:style-name="P1">2.How did you flash the images into the target.</text:p>
      <text:p text:style-name="P1">3.Did you face any problems at runtime,how did you solve them.</text:p>
      <text:p text:style-name="P2">4.did you gone through the assembly language at any time?</text:p>
      <text:p text:style-name="P3">5.did you use the assemly language in your project.</text:p>
      <text:p text:style-name="P1"><text:span text:style-name="T2">6</text:span>.Write a assemly programme for finding the minimum of 5 numbers.</text:p>
      <text:p text:style-name="P1"><text:span text:style-name="T2">7</text:span>.About my previous project. </text:p>
      <text:p text:style-name="P2"><text:span text:style-name="T2">8</text:span>.write a make file structure,</text:p>
      <text:p text:style-name="P2"><text:span text:style-name="T2">9</text:span>.write a make file to link two files</text:p>
      <text:p text:style-name="P2"><text:span text:style-name="T2">10</text:span>.command for linking the two fils</text:p>
      <text:p text:style-name="P4">11.difference between object file and ELF file</text:p>
      <text:p text:style-name="P5">12.compilation sta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0:31:11.104441919</meta:creation-date>
    <dc:date>2018-01-10T11:48:25.070187944</dc:date>
    <meta:editing-duration>PT1H2M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86" meta:character-count="512" meta:non-whitespace-character-count="437"/>
  </office:meta>
</office:document-meta>
</file>